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77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5.57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6.272cm"/>
    </style:style>
    <style:style style:name="co7" style:family="table-column">
      <style:table-column-properties fo:break-before="auto" style:column-width="6.495cm"/>
    </style:style>
    <style:style style:name="co8" style:family="table-column">
      <style:table-column-properties fo:break-before="auto" style:column-width="6.553cm"/>
    </style:style>
    <style:style style:name="co9" style:family="table-column">
      <style:table-column-properties fo:break-before="auto" style:column-width="4.509cm"/>
    </style:style>
    <style:style style:name="co10" style:family="table-column">
      <style:table-column-properties fo:break-before="auto" style:column-width="4.62cm"/>
    </style:style>
    <style:style style:name="co11" style:family="table-column">
      <style:table-column-properties fo:break-before="auto" style:column-width="4.45cm"/>
    </style:style>
    <style:style style:name="co12" style:family="table-column">
      <style:table-column-properties fo:break-before="auto" style:column-width="0.981cm"/>
    </style:style>
    <style:style style:name="co13" style:family="table-column">
      <style:table-column-properties fo:break-before="auto" style:column-width="2.521cm"/>
    </style:style>
    <style:style style:name="co14" style:family="table-column">
      <style:table-column-properties fo:break-before="auto" style:column-width="4.004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1.203cm"/>
    </style:style>
    <style:style style:name="co17" style:family="table-column">
      <style:table-column-properties fo:break-before="auto" style:column-width="1.399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3.221cm"/>
    </style:style>
    <style:style style:name="co20" style:family="table-column">
      <style:table-column-properties fo:break-before="auto" style:column-width="14.8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2.438cm" fo:break-before="auto" style:use-optimal-row-height="true"/>
    </style:style>
    <style:style style:name="ta1" style:family="table" style:master-page-name="PageStyle_5f_dag_5f_apps">
      <style:table-properties table:display="true" style:writing-mode="lr-tb"/>
    </style:style>
    <style:style style:name="ta2" style:family="table" style:master-page-name="PageStyle_5f_dag_5f_models">
      <style:table-properties table:display="true" style:writing-mode="lr-tb"/>
    </style:style>
    <style:style style:name="ta3" style:family="table" style:master-page-name="PageStyle_5f_dag_5f_fields">
      <style:table-properties table:display="true" style:writing-mode="lr-tb"/>
    </style:style>
    <style:style style:name="ta4" style:family="table" style:master-page-name="PageStyle_5f_dag_5f_fieldtypes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0" style:apply-style-name="ConditionalStyle_5f_2" style:base-cell-address="dag_models.I2"/>
    </style:style>
    <style:style style:name="ce19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5" style:family="table-cell" style:parent-style-name="Default">
      <style:table-cell-properties fo:background-color="#fce5c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7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RUE&quot;;&quot;FALSE&quot;)" table:allow-empty-cell="true" table:display-list="unsorted" table:base-cell-address="dag_apps.E2">
          <table:error-message table:message-type="stop" table:display="true"/>
        </table:content-validation>
        <table:content-validation table:name="val2" table:condition="of:cell-content-is-in-list(&quot;TRUE&quot;;&quot;FALSE&quot;)" table:allow-empty-cell="true" table:display-list="unsorted" table:base-cell-address="dag_models.E2">
          <table:error-message table:message-type="stop" table:display="true"/>
        </table:content-validation>
        <table:content-validation table:name="val3" table:condition="of:cell-content-is-in-list([$dag_apps.$C$2:.$C$11])" table:allow-empty-cell="true" table:display-list="unsorted" table:base-cell-address="dag_models.G2">
          <table:error-message table:message-type="stop" table:display="true"/>
        </table:content-validation>
        <table:content-validation table:name="val4" table:condition="of:cell-content-is-in-list([$dag_models.$B$2:.$B$113])" table:allow-empty-cell="true" table:display-list="unsorted" table:base-cell-address="dag_fields.B2">
          <table:error-message table:message-type="stop" table:display="true"/>
        </table:content-validation>
        <table:content-validation table:name="val5" table:condition="of:cell-content-is-in-list(&quot;2&quot;;&quot;3&quot;;&quot;4&quot;;&quot;5&quot;;&quot;6&quot;;&quot;7&quot;;&quot;8&quot;;&quot;9&quot;;&quot;10&quot;;&quot;11&quot;;&quot;12&quot;)" table:allow-empty-cell="true" table:display-list="unsorted" table:base-cell-address="dag_fields.G2">
          <table:error-message table:message-type="stop" table:display="true"/>
        </table:content-validation>
        <table:content-validation table:name="val6" table:condition="of:cell-content-is-in-list(&quot;TRUE&quot;;&quot;FALSE&quot;)" table:allow-empty-cell="true" table:display-list="unsorted" table:base-cell-address="dag_fields.I2">
          <table:error-message table:message-type="stop" table:display="true"/>
        </table:content-validation>
        <table:content-validation table:name="val7" table:condition="of:cell-content-is-in-list(&quot;IntegerField&quot;;&quot;CharField&quot;;&quot;DateField&quot;;&quot;ForeignKey&quot;;&quot;DecimalField&quot;)" table:allow-empty-cell="true" table:display-list="unsorted" table:base-cell-address="dag_fields.V2">
          <table:error-message table:message-type="stop" table:display="true"/>
        </table:content-validation>
      </table:content-validations>
      <table:table table:name="dag_ap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verbose_name</text:p>
          </table:table-cell>
          <table:table-cell table:style-name="ce1" office:value-type="string" calcext:value-type="string">
            <text:p>is_verify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este</text:p>
          </table:table-cell>
          <table:table-cell table:style-name="ce3" office:value-type="string" calcext:value-type="string">
            <text:p>Institucional</text:p>
          </table:table-cell>
          <table:table-cell table:style-name="ce5" table:content-validation-name="val1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style-name="ce2"/>
          <table:table-cell table:style-name="ce3" table:number-columns-repeated="3"/>
          <table:table-cell table:style-name="ce5" table:content-validation-name="val1"/>
          <table:table-cell table:number-columns-repeated="59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5" table:content-validation-name="val1"/>
          <table:table-cell table:number-columns-repeated="59"/>
        </table:table-row>
        <table:table-row table:style-name="ro1" table:number-rows-repeated="2">
          <table:table-cell table:style-name="ce2"/>
          <table:table-cell table:style-name="ce3" table:number-columns-repeated="3"/>
          <table:table-cell table:style-name="ce5" table:content-validation-name="val1"/>
          <table:table-cell table:number-columns-repeated="59"/>
        </table:table-row>
        <table:table-row table:style-name="ro1" table:number-rows-repeated="2">
          <table:table-cell table:style-name="ce2"/>
          <table:table-cell table:style-name="ce3"/>
          <table:table-cell table:style-name="ce4"/>
          <table:table-cell table:style-name="ce3"/>
          <table:table-cell table:style-name="ce5" table:content-validation-name="val1"/>
          <table:table-cell table:number-columns-repeated="59"/>
        </table:table-row>
        <table:table-row table:style-name="ro1">
          <table:table-cell table:style-name="ce2"/>
          <table:table-cell table:style-name="ce3" table:number-columns-repeated="3"/>
          <table:table-cell table:style-name="ce5" table:content-validation-name="val1"/>
          <table:table-cell table:number-columns-repeated="59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apps.$A$1:.$E$11"/>
        </table:named-expressions>
        <calcext:conditional-formats>
          <calcext:conditional-format calcext:target-range-address="dag_apps.E2:dag_apps.E11">
            <calcext:condition calcext:apply-style-name="ConditionalStyle_1" calcext:value="contains-text(&quot;TRUE&quot;)" calcext:base-cell-address="dag_apps.E2"/>
          </calcext:conditional-format>
          <calcext:conditional-format calcext:target-range-address="dag_apps.E2:dag_apps.E11">
            <calcext:condition calcext:apply-style-name="ConditionalStyle_2" calcext:value="contains-text(&quot;FALSE&quot;)" calcext:base-cell-address="dag_apps.E2"/>
          </calcext:conditional-format>
        </calcext:conditional-formats>
      </table:table>
      <table:table table:name="dag_model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verbose_name</text:p>
          </table:table-cell>
          <table:table-cell table:style-name="ce1" office:value-type="string" calcext:value-type="string">
            <text:p>verbose_name_plural</text:p>
          </table:table-cell>
          <table:table-cell table:style-name="ce1" office:value-type="string" calcext:value-type="string">
            <text:p>django_modeladmin</text:p>
          </table:table-cell>
          <table:table-cell table:style-name="ce17" office:value-type="string" calcext:value-type="string">
            <text:p>django_inline_models</text:p>
          </table:table-cell>
          <table:table-cell table:style-name="ce17" office:value-type="string" calcext:value-type="string">
            <text:p>app_slug</text:p>
          </table:table-cell>
          <table:table-cell table:style-name="ce1" office:value-type="string" calcext:value-type="string">
            <text:p>is_empty</text:p>
          </table:table-cell>
          <table:table-cell table:style-name="ce17" office:value-type="string" calcext:value-type="string">
            <text:p>quant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Empregadores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olaboradores</text:p>
          </table:table-cell>
          <table:table-cell table:style-name="ce3" table:content-validation-name="val3" office:value-type="string" calcext:value-type="string">
            <text:p>teste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8" table:formula="of:=COUNTIF([$dag_fields.B$1:.B$1048576];[.B2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Colaboradores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3"/>
          <table:table-cell table:style-name="ce3" table:content-validation-name="val3" office:value-type="string" calcext:value-type="string">
            <text:p>teste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8" table:formula="of:=COUNTIF([$dag_fields.B$1:.B$1048576];[.B3])"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70">
          <table:table-cell table:style-name="ce2"/>
          <table:table-cell table:style-name="ce3" table:number-columns-repeated="3"/>
          <table:table-cell table:style-name="ce6" table:content-validation-name="val2"/>
          <table:table-cell table:style-name="ce3"/>
          <table:table-cell table:style-name="ce3" table:content-validation-name="val3"/>
          <table:table-cell table:style-name="ce6" table:content-validation-name="val2"/>
          <table:table-cell table:style-name="ce8"/>
          <table:table-cell table:number-columns-repeated="1015"/>
        </table:table-row>
        <table:table-row table:style-name="ro1">
          <table:table-cell table:style-name="ce2"/>
          <table:table-cell table:style-name="ce3" table:number-columns-repeated="3"/>
          <table:table-cell table:style-name="ce6" table:content-validation-name="val2"/>
          <table:table-cell table:style-name="ce3"/>
          <table:table-cell table:style-name="ce4" table:content-validation-name="val3"/>
          <table:table-cell table:style-name="ce6" table:content-validation-name="val2"/>
          <table:table-cell table:style-name="ce8"/>
          <table:table-cell table:number-columns-repeated="1015"/>
        </table:table-row>
        <table:table-row table:style-name="ro1" table:number-rows-repeated="39">
          <table:table-cell table:style-name="ce2"/>
          <table:table-cell table:style-name="ce3" table:number-columns-repeated="3"/>
          <table:table-cell table:style-name="ce6" table:content-validation-name="val2"/>
          <table:table-cell table:style-name="ce3"/>
          <table:table-cell table:style-name="ce3" table:content-validation-name="val3"/>
          <table:table-cell table:style-name="ce6" table:content-validation-name="val2"/>
          <table:table-cell table:style-name="ce8"/>
          <table:table-cell table:number-columns-repeated="1015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models.$A$1:.$I$113"/>
        </table:named-expressions>
        <calcext:conditional-formats>
          <calcext:conditional-format calcext:target-range-address="dag_models.E2:dag_models.E113 dag_models.H2:dag_models.H113">
            <calcext:condition calcext:apply-style-name="ConditionalStyle_1" calcext:value="contains-text(&quot;TRUE&quot;)" calcext:base-cell-address="dag_models.E2"/>
          </calcext:conditional-format>
          <calcext:conditional-format calcext:target-range-address="dag_models.E2:dag_models.E113 dag_models.H2:dag_models.H113">
            <calcext:condition calcext:apply-style-name="ConditionalStyle_2" calcext:value="contains-text(&quot;FALSE&quot;)" calcext:base-cell-address="dag_models.E2"/>
          </calcext:conditional-format>
          <calcext:conditional-format calcext:target-range-address="dag_models.I2:dag_models.I113">
            <calcext:condition calcext:apply-style-name="ConditionalStyle_2" calcext:value="=0" calcext:base-cell-address="dag_models.I2"/>
          </calcext:conditional-format>
        </calcext:conditional-formats>
      </table:table>
      <table:table table:name="dag_fields" table:style-name="ta3">
        <office:forms form:automatic-focus="false" form:apply-design-mode="false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4" table:number-columns-repeated="1000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del_title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verbose_name</text:p>
          </table:table-cell>
          <table:table-cell table:style-name="ce1" office:value-type="string" calcext:value-type="string">
            <text:p>help_text</text:p>
          </table:table-cell>
          <table:table-cell table:style-name="ce19" office:value-type="string" calcext:value-type="string">
            <text:p>max_length</text:p>
          </table:table-cell>
          <table:table-cell table:style-name="ce19" office:value-type="string" calcext:value-type="string">
            <text:p>bootstrap_columns</text:p>
          </table:table-cell>
          <table:table-cell table:style-name="ce19" office:value-type="string" calcext:value-type="string">
            <text:p>default_value</text:p>
          </table:table-cell>
          <table:table-cell table:style-name="ce19" office:value-type="string" calcext:value-type="string">
            <text:p>is_null</text:p>
          </table:table-cell>
          <table:table-cell table:style-name="ce19" office:value-type="string" calcext:value-type="string">
            <text:p>is_blank</text:p>
          </table:table-cell>
          <table:table-cell table:style-name="ce19" office:value-type="string" calcext:value-type="string">
            <text:p>is_unique</text:p>
          </table:table-cell>
          <table:table-cell table:style-name="ce19" office:value-type="string" calcext:value-type="string">
            <text:p>is_readonly</text:p>
          </table:table-cell>
          <table:table-cell table:style-name="ce19" office:value-type="string" calcext:value-type="string">
            <text:p>is_editable</text:p>
          </table:table-cell>
          <table:table-cell table:style-name="ce19" office:value-type="string" calcext:value-type="string">
            <text:p>is_db_index</text:p>
          </table:table-cell>
          <table:table-cell table:style-name="ce19" office:value-type="string" calcext:value-type="string">
            <text:p>is_ordering</text:p>
          </table:table-cell>
          <table:table-cell table:style-name="ce19" office:value-type="string" calcext:value-type="string">
            <text:p>is_model_title</text:p>
          </table:table-cell>
          <table:table-cell table:style-name="ce25" office:value-type="string" calcext:value-type="string">
            <text:p>in_search_fields</text:p>
          </table:table-cell>
          <table:table-cell table:style-name="ce25" office:value-type="string" calcext:value-type="string">
            <text:p>in_list_filter</text:p>
          </table:table-cell>
          <table:table-cell table:style-name="ce25" office:value-type="string" calcext:value-type="string">
            <text:p>in_list_display</text:p>
          </table:table-cell>
          <table:table-cell table:style-name="ce19" office:value-type="string" calcext:value-type="string">
            <text:p>in_field_model</text:p>
          </table:table-cell>
          <table:table-cell table:style-name="ce19" office:value-type="string" calcext:value-type="string">
            <text:p>choices</text:p>
          </table:table-cell>
          <table:table-cell table:style-name="ce19" office:value-type="string" calcext:value-type="string">
            <text:p>fieldtype_title</text:p>
          </table:table-cell>
          <table:table-cell table:style-name="ce26" office:value-type="string" calcext:value-type="string">
            <text:p>foreignkey_model_title</text:p>
          </table:table-cell>
          <table:table-cell table:style-name="ce27" office:value-type="string" calcext:value-type="string">
            <text:p>order</text:p>
          </table:table-cell>
          <table:table-cell table:number-columns-repeated="10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tpinsc</text:p>
          </table:table-cell>
          <table:table-cell table:style-name="ce3" office:value-type="string" calcext:value-type="string">
            <text:p>Tipo de inscrição</text:p>
          </table:table-cell>
          <table:table-cell table:style-name="ce3" office:value-type="string" calcext:value-type="string">
            <text:p>Preencher com o código correspondente ao tipo de inscrição, conforme Tabela 05. Validação: Deve ser igual a [1] (CNPJ) ou [2] (CPF)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office:value-type="string" calcext:value-type="string">
            <text:p>TRUE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IntegerField</text:p>
          </table:table-cell>
          <table:table-cell table:style-name="ce3" table:content-validation-name="val4"/>
          <table:table-cell table:style-name="ce10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nrinsc</text:p>
          </table:table-cell>
          <table:table-cell table:style-name="ce3" office:value-type="string" calcext:value-type="string">
            <text:p>Número de inscrição</text:p>
          </table:table-cell>
          <table:table-cell table:style-name="ce3" office:value-type="string" calcext:value-type="string">
            <text:p>Informar o número de inscrição do contribuinte de acordo com o tipo de inscrição indicado no campo {tpInsc}. Se for um CNPJ deve ser informada apenas a Raiz/Base de oito posições, exceto se natureza jurídica de administração pública direta federal ([101-5], [104-0], [107-4], [116-3], situação em que o campo deve ser preenchido com o CNPJ completo (14 posições). Validação: Se {tpInsc} for igual a [1], deve ser um número de CNPJ válido. Se {tpInsc} for igual a [2], deve ser um CPF válido.</text:p>
          </table:table-cell>
          <table:table-cell table:style-name="ce10" office:value-type="float" office:value="15" calcext:value-type="float">
            <text:p>15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number-columns-repeated="2" table:style-name="ce12" table:content-validation-name="val6" office:value-type="string" calcext:value-type="string">
            <text:p>TRUE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inivalid</text:p>
          </table:table-cell>
          <table:table-cell table:style-name="ce3" office:value-type="string" calcext:value-type="string">
            <text:p>Início da validade</text:p>
          </table:table-cell>
          <table:table-cell table:style-name="ce3" office:value-type="string" calcext:value-type="string">
            <text:p>Preencher com o mês e ano de início da validade das informações prestadas no evento, no formato AAAA-MM. Validação: Deve ser uma data válida, igual ou posterior à data de início de obrigatoriedade deste evento para o empregador no eSocial, no formato AAAA-MM.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3" calcext:value-type="float">
            <text:p>3</text:p>
          </table:table-cell>
          <table:table-cell table:number-columns-repeated="10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fimvalid</text:p>
          </table:table-cell>
          <table:table-cell table:style-name="ce3" office:value-type="string" calcext:value-type="string">
            <text:p>Fim da validade</text:p>
          </table:table-cell>
          <table:table-cell table:style-name="ce3" office:value-type="string" calcext:value-type="string">
            <text:p>Preencher com o mês e ano de término da validade das informações, se houver. Validação: Se informado, deve estar no formato AAAA-MM e ser um período igual ou posterior a {iniValid}.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4" calcext:value-type="float">
            <text:p>4</text:p>
          </table:table-cell>
          <table:table-cell table:number-columns-repeated="10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nmrazao</text:p>
          </table:table-cell>
          <table:table-cell table:style-name="ce3" office:value-type="string" calcext:value-type="string">
            <text:p>Razão social</text:p>
          </table:table-cell>
          <table:table-cell table:style-name="ce3" office:value-type="string" calcext:value-type="string">
            <text:p>Informar o nome do contribuinte, no caso de pessoa física, ou a razão social, no caso de pessoa jurídica ou órgão público. O preenchimento deste campo é facultativo.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office:value-type="string" calcext:value-type="string">
            <text:p>TRUE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office:value-type="string" calcext:value-type="string">
            <text:p>TRUE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classtrib</text:p>
          </table:table-cell>
          <table:table-cell table:style-name="ce3" office:value-type="string" calcext:value-type="string">
            <text:p>Classificação tributária</text:p>
          </table:table-cell>
          <table:table-cell table:style-name="ce3" office:value-type="string" calcext:value-type="string">
            <text:p>Preencher com o código correspondente à classificação tributária do contribuinte, conforme tabela 8. Validação: Deve ser um dos códigos existentes na tabela. Os códigos [21] e [22] somente podem ser utilizados se {tpInsc} for igual a [2]. Para os demais códigos, {tpInsc} deve ser igual a [1].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6" calcext:value-type="float">
            <text:p>6</text:p>
          </table:table-cell>
          <table:table-cell table:number-columns-repeated="10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natjurid</text:p>
          </table:table-cell>
          <table:table-cell table:style-name="ce3" office:value-type="string" calcext:value-type="string">
            <text:p>Natureza jurídica</text:p>
          </table:table-cell>
          <table:table-cell table:style-name="ce3" office:value-type="string" calcext:value-type="string">
            <text:p>Preencher com o código da Natureza Jurídica do Contribuinte, conforme tabela 21. Validação: O preenchimento do campo é obrigatório e exclusivo para empregador PJ e administração pública. Neste caso, deve ser um código existente na tabela 21 e compatível com a informação constante no CNPJ. Se {classtrib} = [85], o número da {natJurid} deve iniciar por 1 (exemplo: 101-5, 112-0, etc.). Não é permitida a utilização dos códigos 402-2 e 412-0.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7" calcext:value-type="float">
            <text:p>7</text:p>
          </table:table-cell>
          <table:table-cell table:number-columns-repeated="10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indcoop</text:p>
          </table:table-cell>
          <table:table-cell table:style-name="ce3" office:value-type="string" calcext:value-type="string">
            <text:p>Indicador de Cooperativa</text:p>
          </table:table-cell>
          <table:table-cell table:style-name="ce3" office:value-type="string" calcext:value-type="string">
            <text:p>Indicativo de Cooperativa: 0 - Não é cooperativa; 1 - Cooperativa de Trabalho; 2 - Cooperativa de Produção; 3 - Outras Cooperativas. Validação: O preenchimento do campo é exclusivo e obrigatório para PJ. Somente pode ser diferente de ZERO se {natJurid} for igual a [2143]. Valores Válidos: 0, 1, 2, 3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office:value-type="string" calcext:value-type="string">
            <text:p>TRUE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operativa</text:p>
            <text:p>1|Cooperativa de Trabalho</text:p>
            <text:p>2|Cooperativa de Produção</text:p>
            <text:p>3|Outras Cooperativas</text:p>
          </table:table-cell>
          <table:table-cell table:style-name="ce3" table:content-validation-name="val7" office:value-type="string" calcext:value-type="string">
            <text:p>IntegerField</text:p>
          </table:table-cell>
          <table:table-cell table:style-name="ce3" table:content-validation-name="val4"/>
          <table:table-cell table:style-name="ce10" office:value-type="float" office:value="8" calcext:value-type="float">
            <text:p>8</text:p>
          </table:table-cell>
          <table:table-cell table:number-columns-repeated="10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indconstr</text:p>
          </table:table-cell>
          <table:table-cell table:style-name="ce3" office:value-type="string" calcext:value-type="string">
            <text:p>Indicador de Construtora</text:p>
          </table:table-cell>
          <table:table-cell table:style-name="ce3" office:value-type="string" calcext:value-type="string">
            <text:p>Indicativo de Construtora: 0 - Não é Construtora; 1 - Empresa Construtora. Validação: O preenchimento do campo é exclusivo e obrigatório para PJ. Valores Válidos: 0, 1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office:value-type="string" calcext:value-type="string">
            <text:p>TRUE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nstrutora</text:p>
            <text:p>1|Empresa Construtora</text:p>
          </table:table-cell>
          <table:table-cell table:style-name="ce3" table:content-validation-name="val7" office:value-type="string" calcext:value-type="string">
            <text:p>IntegerField</text:p>
          </table:table-cell>
          <table:table-cell table:style-name="ce3" table:content-validation-name="val4"/>
          <table:table-cell table:style-name="ce10" office:value-type="float" office:value="9" calcext:value-type="float">
            <text:p>9</text:p>
          </table:table-cell>
          <table:table-cell table:number-columns-repeated="10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Colaboradores</text:p>
          </table:table-cell>
          <table:table-cell table:style-name="ce3" office:value-type="string" calcext:value-type="string">
            <text:p>empregador</text:p>
          </table:table-cell>
          <table:table-cell table:style-name="ce3" office:value-type="string" calcext:value-type="string">
            <text:p>Empregador</text:p>
          </table:table-cell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1" table:content-validation-name="val5" office:value-type="float" office:value="12" calcext:value-type="float">
            <text:p>12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office:value-type="string" calcext:value-type="string">
            <text:p>TRUE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number-columns-repeated="2" table:style-name="ce12" table:content-validation-name="val6" office:value-type="string" calcext:value-type="string">
            <text:p>TRUE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nstrutora</text:p>
            <text:p>1|Empresa Construtora</text:p>
          </table:table-cell>
          <table:table-cell table:style-name="ce3" table:content-validation-name="val7" office:value-type="string" calcext:value-type="string">
            <text:p>ForeignKey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table:content-validation-name="val4" office:value-type="string" calcext:value-type="string">
            <text:p>Colaboradores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ome</text:p>
          </table:table-cell>
          <table:table-cell table:style-name="ce3"/>
          <table:table-cell table:style-name="ce10" office:value-type="float" office:value="60" calcext:value-type="float">
            <text:p>60</text:p>
          </table:table-cell>
          <table:table-cell table:style-name="ce11" table:content-validation-name="val5" office:value-type="float" office:value="12" calcext:value-type="float">
            <text:p>12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office:value-type="string" calcext:value-type="string">
            <text:p>TRUE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office:value-type="string" calcext:value-type="string">
            <text:p>TRUE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office:value-type="string" calcext:value-type="string">
            <text:p>TRUE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11" calcext:value-type="float">
            <text:p>11</text:p>
          </table:table-cell>
          <table:table-cell table:number-columns-repeated="1000"/>
        </table:table-row>
        <table:table-row table:style-name="ro2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4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2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8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9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5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5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9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9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5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80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8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4"/>
          <table:table-cell table:style-name="ce3" table:number-columns-repeated="3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9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5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5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8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2" table:number-rows-repeated="10477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fields.$A$1:.$X$831"/>
        </table:named-expressions>
        <calcext:conditional-formats>
          <calcext:conditional-format calcext:target-range-address="dag_fields.I2:dag_fields.T831">
            <calcext:condition calcext:apply-style-name="ConditionalStyle_1" calcext:value="contains-text(&quot;TRUE&quot;)" calcext:base-cell-address="dag_fields.I2"/>
          </calcext:conditional-format>
          <calcext:conditional-format calcext:target-range-address="dag_fields.I2:dag_fields.T831">
            <calcext:condition calcext:apply-style-name="ConditionalStyle_2" calcext:value="contains-text(&quot;FALSE&quot;)" calcext:base-cell-address="dag_fields.I2"/>
          </calcext:conditional-format>
        </calcext:conditional-formats>
      </table:table>
      <table:table table:name="dag_fieldtypes" table:style-name="ta4">
        <office:forms form:automatic-focus="false" form:apply-design-mode="false"/>
        <table:table-column table:style-name="co4" table:number-columns-repeated="2" table:default-cell-style-name="Default"/>
        <table:table-column table:style-name="co20" table:default-cell-style-name="Default"/>
        <table:table-column table:style-name="co4" table:number-columns-repeated="6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model_code</text:p>
          </table:table-cell>
          <table:table-cell table:number-columns-repeated="6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harField</text:p>
          </table:table-cell>
          <table:table-cell table:style-name="ce3" office:value-type="string" calcext:value-type="string">
            <text:p>{{f.slug}} = models.CharField('{{f.verbose_name}}'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BooleanField</text:p>
          </table:table-cell>
          <table:table-cell table:style-name="ce3" office:value-type="string" calcext:value-type="string">
            <text:p>{{f.slug}} = models.BooleanField('{{f.verbose_name}}', {% if f.is_blank %}blank=True, {% endif %}{% if f.is_null %}null=True, {% endif %}{% if f.default_value or f.default_value == 0 %}default={{f.default_value}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Arquivo</text:p>
          </table:table-cell>
          <table:table-cell table:style-name="ce3" office:value-type="string" calcext:value-type="string">
            <text:p>{{f.slug}} = models.FileField('{{f.verbose_name}}', upload_to="{{f.slug}}"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CEP</text:p>
          </table:table-cell>
          <table:table-cell table:style-name="ce3" office:value-type="string" calcext:value-type="string">
            <text:p>{{f.slug}} = models.CharField(max_length=10)</text:p>
          </table:table-cell>
          <table:table-cell table:number-columns-repeated="61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DateField</text:p>
          </table:table-cell>
          <table:table-cell table:style-name="ce3" office:value-type="string" calcext:value-type="string">
            <text:p>{{f.slug}} = models.Dat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Data e Hora</text:p>
          </table:table-cell>
          <table:table-cell table:style-name="ce3" office:value-type="string" calcext:value-type="string">
            <text:p>{{f.slug}} = models.DateTim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TextField</text:p>
          </table:table-cell>
          <table:table-cell table:style-name="ce3" office:value-type="string" calcext:value-type="string">
            <text:p>{{f.slug}} = models.Text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{{f.slug}} = models.Email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ForeignKey</text:p>
          </table:table-cell>
          <table:table-cell table:style-name="ce3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Imagem</text:p>
          </table:table-cell>
          <table:table-cell table:style-name="ce3" office:value-type="string" calcext:value-type="string">
            <text:p>{{f.slug}} = models.Image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IntegerField</text:p>
          </table:table-cell>
          <table:table-cell table:style-name="ce3" office:value-type="string" calcext:value-type="string">
            <text:p>{{f.slug}} = models.Integer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Lista</text:p>
          </table:table-cell>
          <table:table-cell table:style-name="ce3" office:value-type="string" calcext:value-type="string">
            <text:p>{{f.slug}} = models.IntegerField('{{f.verbose_name}}', choices={{c.opcoes.titulo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Senha</text:p>
          </table:table-cell>
          <table:table-cell table:style-name="ce3" office:value-type="string" calcext:value-type="string">
            <text:p>{{f.slug}} = models.CharField(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3" office:value-type="string" calcext:value-type="string">
            <text:p>Slug</text:p>
          </table:table-cell>
          <table:table-cell table:style-name="ce3" office:value-type="string" calcext:value-type="string">
            <text:p>{{f.slug}} = models.SlugField('{{f.verbose_name}}', max_length={{f.max_length|valor}}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Telefone (Fixo)</text:p>
          </table:table-cell>
          <table:table-cell table:style-name="ce3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CPF</text:p>
          </table:table-cell>
          <table:table-cell table:style-name="ce3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Hora</text:p>
          </table:table-cell>
          <table:table-cell table:style-name="ce3" office:value-type="string" calcext:value-type="string">
            <text:p>{{f.slug}} = models.Time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{{f.slug}} = models.DecimalField(max_digits=15, decimal_places=2, {% if f.default_value or f.default_value == 0 %}default={% if f.default_value|is_int %}{{f.default_value}}{% else %}'{{f.default_value}}'{% endif %}, {% endif %}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3" office:value-type="string" calcext:value-type="string">
            <text:p>Data (com calendário)</text:p>
          </table:table-cell>
          <table:table-cell table:style-name="ce3" office:value-type="string" calcext:value-type="string">
            <text:p>{{f.slug}} = models.Date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Datas (Intervalo)</text:p>
          </table:table-cell>
          <table:table-cell table:style-name="ce3" office:value-type="string" calcext:value-type="string">
            <text:p>{{f.slug}} = models.CharField(max_length=20)</text:p>
          </table:table-cell>
          <table:table-cell table:number-columns-repeated="61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Telefone (Celular)</text:p>
          </table:table-cell>
          <table:table-cell table:style-name="ce3" office:value-type="string" calcext:value-type="string">
            <text:p>{{f.slug}} = models.CharField(max_length=15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3" office:value-type="string" calcext:value-type="string">
            <text:p>DecimalField</text:p>
          </table:table-cell>
          <table:table-cell table:style-name="ce3" office:value-type="string" calcext:value-type="string">
            <text:p>{{f.slug}} = models.DecimalField('{{f.verbose_name}}', max_digits=15, decimal_places=2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3" office:value-type="string" calcext:value-type="string">
            <text:p>CNPJ</text:p>
          </table:table-cell>
          <table:table-cell table:style-name="ce3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Um para Um</text:p>
          </table:table-cell>
          <table:table-cell table:style-name="ce3" office:value-type="string" calcext:value-type="string">
            <text:p>{{f.slug}} = models.OneToOne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3" office:value-type="string" calcext:value-type="string">
            <text:p>CPF/CNPJ</text:p>
          </table:table-cell>
          <table:table-cell table:style-name="ce3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3" office:value-type="string" calcext:value-type="string">
            <text:p>Ano/Mês (AAAA-MM)</text:p>
          </table:table-cell>
          <table:table-cell table:style-name="ce3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3" office:value-type="string" calcext:value-type="string">
            <text:p>CPF/CNPJ/CNO</text:p>
          </table:table-cell>
          <table:table-cell table:style-name="ce3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NIS</text:p>
          </table:table-cell>
          <table:table-cell table:style-name="ce3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3" office:value-type="string" calcext:value-type="string">
            <text:p>Lista (VarChar)</text:p>
          </table:table-cell>
          <table:table-cell table:style-name="ce3" office:value-type="string" calcext:value-type="string">
            <text:p>{{f.slug}} = models.CharField(choices={{c.opcoes.titulo}}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3" office:value-type="string" calcext:value-type="string">
            <text:p>Editor HTML</text:p>
          </table:table-cell>
          <table:table-cell table:style-name="ce3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3" office:value-type="string" calcext:value-type="string">
            <text:p>Editor Python</text:p>
          </table:table-cell>
          <table:table-cell table:style-name="ce3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3" office:value-type="string" calcext:value-type="string">
            <text:p>Editor Universal</text:p>
          </table:table-cell>
          <table:table-cell table:style-name="ce3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3" office:value-type="string" calcext:value-type="string">
            <text:p>Editor SQL</text:p>
          </table:table-cell>
          <table:table-cell table:style-name="ce3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3" office:value-type="string" calcext:value-type="string">
            <text:p>Coordenada Geográfica</text:p>
          </table:table-cell>
          <table:table-cell table:style-name="ce3" office:value-type="string" calcext:value-type="string">
            <text:p>{{f.slug}} = models.DecimalField(max_digits=15, decimal_places=8)</text:p>
          </table:table-cell>
          <table:table-cell table:number-columns-repeated="61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3" office:value-type="string" calcext:value-type="string">
            <text:p>Descricao HTML</text:p>
          </table:table-cell>
          <table:table-cell table:style-name="ce3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Muitos para Muitos</text:p>
          </table:table-cell>
          <table:table-cell table:style-name="ce3" office:value-type="string" calcext:value-type="string">
            <text:p>{{f.slug}} = models.ManyToMany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3" office:value-type="string" calcext:value-type="string">
            <text:p>ForeignKey - AutoComplete</text:p>
          </table:table-cell>
          <table:table-cell table:style-name="ce3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{{f.slug}} = models.DecimalField(max_digits=15, decimal_places=4)</text:p>
          </table:table-cell>
          <table:table-cell table:number-columns-repeated="61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3" office:value-type="string" calcext:value-type="string">
            <text:p>Lista - AutoComplete</text:p>
          </table:table-cell>
          <table:table-cell table:style-name="ce3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3" office:value-type="string" calcext:value-type="string">
            <text:p>ForeignKey_eSocial_EFDReinf_Interno</text:p>
          </table:table-cell>
          <table:table-cell table:style-name="ce3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61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3" office:value-type="string" calcext:value-type="string">
            <text:p>Um para Um_eSocial_EFDReinf_Interno</text:p>
          </table:table-cell>
          <table:table-cell table:style-name="ce3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61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3" office:value-type="string" calcext:value-type="string">
            <text:p>Foto_Base64</text:p>
          </table:table-cell>
          <table:table-cell table:style-name="ce3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3" office:value-type="string" calcext:value-type="string">
            <text:p>Lista - AutoComplete - eMensageriaPro</text:p>
          </table:table-cell>
          <table:table-cell table:style-name="ce3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3" office:value-type="string" calcext:value-type="string">
            <text:p>Foto_Base64_270px_270px</text:p>
          </table:table-cell>
          <table:table-cell table:style-name="ce3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3" office:value-type="string" calcext:value-type="string">
            <text:p>Foto_Base64_800px_600px</text:p>
          </table:table-cell>
          <table:table-cell table:style-name="ce3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11" calcext:value-type="float">
            <text:p>111</text:p>
          </table:table-cell>
          <table:table-cell table:style-name="ce3" office:value-type="string" calcext:value-type="string">
            <text:p>UserDjango</text:p>
          </table:table-cell>
          <table:table-cell table:style-name="ce3" office:value-type="string" calcext:value-type="string">
            <text:p>from django.contrib.auth.models import User {{f.slug}} = models.ForeignKey(User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3" office:value-type="string" calcext:value-type="string">
            <text:p>Decimal8</text:p>
          </table:table-cell>
          <table:table-cell table:style-name="ce3" office:value-type="string" calcext:value-type="string">
            <text:p>{{f.slug}} = models.DecimalField(max_digits=15, decimal_places=8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3" office:value-type="string" calcext:value-type="string">
            <text:p>UserDjangoOneToOne</text:p>
          </table:table-cell>
          <table:table-cell table:style-name="ce3" office:value-type="string" calcext:value-type="string">
            <text:p>from django.contrib.auth.models import User user = models.OneToOneField(User, on_delete=models.PROTECT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3" office:value-type="string" calcext:value-type="string">
            <text:p>Decimal4</text:p>
          </table:table-cell>
          <table:table-cell table:style-name="ce3" office:value-type="string" calcext:value-type="string">
            <text:p>{{f.slug}} = models.DecimalField(max_digits=15, decimal_places=4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fieldtypes.$A$1:.$C$50"/>
        </table:named-expressions>
      </table:table>
      <table:named-expressions/>
      <table:database-ranges>
        <table:database-range table:name="__Anonymous_Sheet_DB__0" table:target-range-address="dag_apps.A1:dag_apps.E11" table:display-filter-buttons="true" table:orientation="column"/>
        <table:database-range table:name="__Anonymous_Sheet_DB__1" table:target-range-address="dag_models.A1:dag_models.I113" table:display-filter-buttons="true" table:orientation="column"/>
        <table:database-range table:name="__Anonymous_Sheet_DB__2" table:target-range-address="dag_fields.A1:dag_fields.X831" table:display-filter-buttons="true" table:orientation="column"/>
        <table:database-range table:name="__Anonymous_Sheet_DB__3" table:target-range-address="dag_fieldtypes.A1:dag_fieldtypes.C5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2:38:33.566879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g_5f_apps" style:display-name="PageStyle_dag_ap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models" style:display-name="PageStyle_dag_mod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s" style:display-name="PageStyle_dag_fiel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types" style:display-name="PageStyle_dag_field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  <dc:date>2021-03-07T12:43:30.888512090</dc:date>
    <meta:editing-duration>PT6M12S</meta:editing-duration>
    <meta:editing-cycles>9</meta:editing-cycles>
    <meta:document-statistic meta:table-count="4" meta:cell-count="443" meta:object-count="0"/>
  </office:meta>
</office:document-meta>
</file>